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fo:font-weight="bold" officeooo:rsid="0028c36c" officeooo:paragraph-rsid="0028c36c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28d1a0" officeooo:paragraph-rsid="0028d1a0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fo:font-weight="bold" officeooo:rsid="0012906d" officeooo:paragraph-rsid="0012906d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fo:font-weight="bold" officeooo:rsid="00139cff" officeooo:paragraph-rsid="00139cff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267066" style:font-size-asian="10pt" style:font-size-complex="10pt"/>
    </style:style>
    <style:style style:name="T3" style:family="text">
      <style:text-properties fo:font-size="10pt" officeooo:rsid="00124b3e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T5" style:family="text">
      <style:text-properties officeooo:rsid="0028c36c"/>
    </style:style>
    <style:style style:name="T6" style:family="text">
      <style:text-properties officeooo:rsid="0029b977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Ramka1" text:anchor-type="paragraph" svg:width="1.8638in" draw:z-index="0"><draw:text-box fo:min-height="0.7398in"><text:p text:style-name="P4">Radosław Gniazdowski</text:p><text:p text:style-name="P5">(+48) 505 044 594</text:p><text:p text:style-name="P5">(+48) 698 434 833</text:p><text:p text:style-name="P6">contact@flexigame.com</text:p></draw:text-box></draw:frame></text:p>
      <text:p text:style-name="P9"/>
      <text:p text:style-name="P9"/>
      <text:p text:style-name="P7">FlexiGame GFX Subsystem</text:p>
      <text:p text:style-name="P8">Informa<text:span text:style-name="T6">tion on shaders</text:span></text:p>
      <text:p text:style-name="P10">S<text:span text:style-name="T5">hader configuration INI file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67066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2.6.3$Linux_X86_64 LibreOffice_project/420m0$Build-3</meta:generator>
    <dc:date>2014-09-07T19:33:46.791032390</dc:date>
    <meta:editing-duration>PT41M23S</meta:editing-duration>
    <meta:editing-cycles>33</meta:editing-cycles>
    <meta:document-statistic meta:table-count="0" meta:image-count="0" meta:object-count="0" meta:page-count="1" meta:paragraph-count="10" meta:word-count="56" meta:character-count="400" meta:non-whitespace-character-count="351"/>
  </office:meta>
</office:document-meta>
</file>